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fo:color="#003c3d" style:font-name="Nuhalin 3" fo:font-size="8pt" officeooo:rsid="001636c3" officeooo:paragraph-rsid="0021e54d" style:font-size-asian="8pt" style:font-size-complex="8pt"/>
    </style:style>
    <style:style style:name="P2" style:family="paragraph" style:parent-style-name="Standard">
      <style:text-properties fo:color="#003c3d" style:font-name="Nuhalin 3" fo:font-size="8pt" officeooo:rsid="0023e3f0" officeooo:paragraph-rsid="00643eff" style:font-size-asian="8pt" style:font-size-complex="8pt"/>
    </style:style>
    <style:style style:name="P3" style:family="paragraph" style:parent-style-name="Standard">
      <style:text-properties fo:color="#003c3d" style:font-name="Nuhalin 3" fo:font-size="6.40000009536743pt" officeooo:rsid="002ed88c" officeooo:paragraph-rsid="002ed88c" style:font-size-asian="6.40000009536743pt" style:font-size-complex="6.40000009536743pt"/>
    </style:style>
    <style:style style:name="P4" style:family="paragraph" style:parent-style-name="Standard">
      <style:text-properties style:font-name="Inconsolata" officeooo:rsid="001636c3" officeooo:paragraph-rsid="001636c3"/>
    </style:style>
    <style:style style:name="P5" style:family="paragraph" style:parent-style-name="Standard">
      <style:text-properties style:font-name="Inconsolata" officeooo:rsid="001636c3" officeooo:paragraph-rsid="0023e3f0"/>
    </style:style>
    <style:style style:name="P6" style:family="paragraph" style:parent-style-name="Standard">
      <style:text-properties style:font-name="Inconsolata" officeooo:rsid="001636c3" officeooo:paragraph-rsid="0021e54d"/>
    </style:style>
    <style:style style:name="P7" style:family="paragraph" style:parent-style-name="Standard">
      <style:text-properties style:font-name="Inconsolata" officeooo:rsid="001636c3" officeooo:paragraph-rsid="0050667a"/>
    </style:style>
    <style:style style:name="P8" style:family="paragraph" style:parent-style-name="Standard">
      <style:text-properties style:font-name="Inconsolata" officeooo:rsid="001636c3" officeooo:paragraph-rsid="0052e318"/>
    </style:style>
    <style:style style:name="P9" style:family="paragraph" style:parent-style-name="Standard">
      <style:text-properties style:font-name="Inconsolata" officeooo:rsid="001636c3" officeooo:paragraph-rsid="00643eff"/>
    </style:style>
    <style:style style:name="P10" style:family="paragraph" style:parent-style-name="Standard">
      <style:text-properties style:font-name="Inconsolata" officeooo:rsid="0023e3f0" officeooo:paragraph-rsid="0027760c"/>
    </style:style>
    <style:style style:name="P11" style:family="paragraph" style:parent-style-name="Standard">
      <style:text-properties style:font-name="Inconsolata" officeooo:rsid="0023e3f0" officeooo:paragraph-rsid="002722ad"/>
    </style:style>
    <style:style style:name="P12" style:family="paragraph" style:parent-style-name="Standard">
      <style:text-properties style:font-name="Inconsolata" officeooo:rsid="002722ad" officeooo:paragraph-rsid="002722ad"/>
    </style:style>
    <style:style style:name="P13" style:family="paragraph" style:parent-style-name="Standard">
      <style:text-properties style:font-name="Inconsolata" officeooo:rsid="0050667a" officeooo:paragraph-rsid="0050667a"/>
    </style:style>
    <style:style style:name="P14" style:family="paragraph" style:parent-style-name="Standard">
      <style:text-properties style:font-name="Inconsolata" officeooo:rsid="003ecb1b" officeooo:paragraph-rsid="0050667a"/>
    </style:style>
    <style:style style:name="P15" style:family="paragraph" style:parent-style-name="Standard">
      <style:text-properties style:font-name="Inconsolata" officeooo:rsid="003ecb1b" officeooo:paragraph-rsid="0053d414"/>
    </style:style>
    <style:style style:name="P16" style:family="paragraph" style:parent-style-name="Standard">
      <style:text-properties style:font-name="Inconsolata" officeooo:rsid="005b218c" officeooo:paragraph-rsid="005b218c"/>
    </style:style>
    <style:style style:name="P17" style:family="paragraph" style:parent-style-name="Standard">
      <style:text-properties style:font-name="Inconsolata" officeooo:rsid="0053f622" officeooo:paragraph-rsid="00643eff"/>
    </style:style>
    <style:style style:name="P18" style:family="paragraph" style:parent-style-name="Standard">
      <style:text-properties style:font-name="Inconsolata" officeooo:rsid="00643eff" officeooo:paragraph-rsid="00643eff"/>
    </style:style>
    <style:style style:name="P19" style:family="paragraph" style:parent-style-name="Standard">
      <style:text-properties style:font-name="Inconsolata" officeooo:rsid="006452c4" officeooo:paragraph-rsid="006452c4"/>
    </style:style>
    <style:style style:name="P20" style:family="paragraph" style:parent-style-name="Standard">
      <style:text-properties officeooo:rsid="001636c3" officeooo:paragraph-rsid="0021e54d"/>
    </style:style>
    <style:style style:name="P21" style:family="paragraph" style:parent-style-name="Standard">
      <style:text-properties officeooo:rsid="001636c3" officeooo:paragraph-rsid="001636c3"/>
    </style:style>
    <style:style style:name="P22" style:family="paragraph" style:parent-style-name="Standard">
      <style:text-properties officeooo:rsid="001636c3" officeooo:paragraph-rsid="0023e3f0"/>
    </style:style>
    <style:style style:name="P23" style:family="paragraph" style:parent-style-name="Standard">
      <style:text-properties officeooo:rsid="001636c3" officeooo:paragraph-rsid="002722ad"/>
    </style:style>
    <style:style style:name="P24" style:family="paragraph" style:parent-style-name="Standard">
      <style:text-properties officeooo:rsid="001636c3" officeooo:paragraph-rsid="0027760c"/>
    </style:style>
    <style:style style:name="P25" style:family="paragraph" style:parent-style-name="Standard">
      <style:text-properties officeooo:rsid="001636c3" officeooo:paragraph-rsid="002ed88c"/>
    </style:style>
    <style:style style:name="P26" style:family="paragraph" style:parent-style-name="Standard">
      <style:text-properties officeooo:rsid="001636c3" officeooo:paragraph-rsid="0050667a"/>
    </style:style>
    <style:style style:name="P27" style:family="paragraph" style:parent-style-name="Standard">
      <style:text-properties officeooo:rsid="001636c3" officeooo:paragraph-rsid="00580f2c"/>
    </style:style>
    <style:style style:name="P28" style:family="paragraph" style:parent-style-name="Standard">
      <style:text-properties officeooo:rsid="001636c3" officeooo:paragraph-rsid="005b218c"/>
    </style:style>
    <style:style style:name="P29" style:family="paragraph" style:parent-style-name="Standard">
      <style:text-properties officeooo:rsid="001636c3" officeooo:paragraph-rsid="00643eff"/>
    </style:style>
    <style:style style:name="P30" style:family="paragraph" style:parent-style-name="Standard">
      <style:text-properties officeooo:rsid="001636c3" officeooo:paragraph-rsid="005542eb"/>
    </style:style>
    <style:style style:name="P31" style:family="paragraph" style:parent-style-name="Standard">
      <style:text-properties officeooo:paragraph-rsid="001636c3"/>
    </style:style>
    <style:style style:name="P32" style:family="paragraph" style:parent-style-name="Standard">
      <style:text-properties fo:font-size="12pt" officeooo:rsid="002ed88c" officeooo:paragraph-rsid="002ed88c" style:font-size-asian="12pt" style:font-size-complex="12pt"/>
    </style:style>
    <style:style style:name="P33" style:family="paragraph" style:parent-style-name="Standard">
      <style:text-properties fo:font-size="6.40000009536743pt" officeooo:rsid="002ed88c" officeooo:paragraph-rsid="002ed88c" style:font-size-asian="6.40000009536743pt" style:font-size-complex="6.40000009536743pt"/>
    </style:style>
    <style:style style:name="P34" style:family="paragraph" style:parent-style-name="Standard">
      <style:text-properties fo:color="#820f71" style:font-name="Inconsolata" fo:font-size="12pt" officeooo:rsid="002ed88c" officeooo:paragraph-rsid="002ed88c" style:font-size-asian="12pt" style:font-size-complex="12pt"/>
    </style:style>
    <style:style style:name="P35" style:family="paragraph" style:parent-style-name="Standard">
      <style:text-properties officeooo:paragraph-rsid="002722ad"/>
    </style:style>
    <style:style style:name="P36" style:family="paragraph" style:parent-style-name="Standard">
      <style:text-properties officeooo:paragraph-rsid="005da872"/>
    </style:style>
    <style:style style:name="P37" style:family="paragraph" style:parent-style-name="Standard">
      <style:text-properties fo:font-variant="normal" fo:text-transform="none" fo:color="#222222" style:font-name="Inconsolata" fo:letter-spacing="normal" officeooo:rsid="0056eae8" officeooo:paragraph-rsid="005da872"/>
    </style:style>
    <style:style style:name="P38" style:family="paragraph" style:parent-style-name="Standard">
      <style:text-properties fo:font-variant="normal" fo:text-transform="none" fo:color="#222222" style:font-name="Inconsolata" fo:letter-spacing="normal" officeooo:rsid="00643eff" officeooo:paragraph-rsid="00643eff"/>
    </style:style>
    <style:style style:name="P39" style:family="paragraph" style:parent-style-name="Standard">
      <style:text-properties style:font-name="Inconsolata" officeooo:rsid="00170548" officeooo:paragraph-rsid="0050667a"/>
    </style:style>
    <style:style style:name="P40" style:family="paragraph" style:parent-style-name="Standard">
      <style:text-properties style:font-name="Inconsolata" officeooo:rsid="00681301" officeooo:paragraph-rsid="00681301"/>
    </style:style>
    <style:style style:name="P41" style:family="paragraph" style:parent-style-name="Standard">
      <style:text-properties officeooo:rsid="001636c3" officeooo:paragraph-rsid="00681301"/>
    </style:style>
    <style:style style:name="P42" style:family="paragraph" style:parent-style-name="Standard">
      <style:text-properties fo:font-size="12pt" officeooo:rsid="003f6fe5" officeooo:paragraph-rsid="00694245" style:font-size-asian="12pt" style:font-size-complex="12pt"/>
    </style:style>
    <style:style style:name="P43" style:family="paragraph" style:parent-style-name="Standard">
      <style:text-properties fo:color="#003c3d" style:font-name="Nuhalin 3" fo:font-size="6.40000009536743pt" officeooo:rsid="0023e3f0" officeooo:paragraph-rsid="00694245" style:font-size-asian="6.40000009536743pt" style:font-size-complex="6.40000009536743pt"/>
    </style:style>
    <style:style style:name="T1" style:family="text">
      <style:text-properties style:font-name="Inconsolata"/>
    </style:style>
    <style:style style:name="T2" style:family="text">
      <style:text-properties style:font-name="Inconsolata" officeooo:rsid="001636c3"/>
    </style:style>
    <style:style style:name="T3" style:family="text">
      <style:text-properties style:font-name="Inconsolata" officeooo:rsid="0016a023"/>
    </style:style>
    <style:style style:name="T4" style:family="text">
      <style:text-properties style:font-name="Inconsolata" officeooo:rsid="00170548"/>
    </style:style>
    <style:style style:name="T5" style:family="text">
      <style:text-properties style:font-name="Inconsolata" officeooo:rsid="00196c27"/>
    </style:style>
    <style:style style:name="T6" style:family="text">
      <style:text-properties style:font-name="Inconsolata" officeooo:rsid="001da1d7"/>
    </style:style>
    <style:style style:name="T7" style:family="text">
      <style:text-properties style:font-name="Inconsolata" officeooo:rsid="0021aad5"/>
    </style:style>
    <style:style style:name="T8" style:family="text">
      <style:text-properties style:font-name="Inconsolata" officeooo:rsid="0021e54d"/>
    </style:style>
    <style:style style:name="T9" style:family="text">
      <style:text-properties style:font-name="Inconsolata" officeooo:rsid="0023e3f0"/>
    </style:style>
    <style:style style:name="T10" style:family="text">
      <style:text-properties style:font-name="Inconsolata" officeooo:rsid="002722ad"/>
    </style:style>
    <style:style style:name="T11" style:family="text">
      <style:text-properties style:font-name="Inconsolata" officeooo:rsid="0027760c"/>
    </style:style>
    <style:style style:name="T12" style:family="text">
      <style:text-properties style:font-name="Inconsolata" officeooo:rsid="00288dad"/>
    </style:style>
    <style:style style:name="T13" style:family="text">
      <style:text-properties style:font-name="Inconsolata" officeooo:rsid="002ed88c"/>
    </style:style>
    <style:style style:name="T14" style:family="text">
      <style:text-properties style:font-name="Inconsolata" officeooo:rsid="003251bd"/>
    </style:style>
    <style:style style:name="T15" style:family="text">
      <style:text-properties style:font-name="Inconsolata" officeooo:rsid="0033ede2"/>
    </style:style>
    <style:style style:name="T16" style:family="text">
      <style:text-properties style:font-name="Inconsolata" officeooo:rsid="0039046a"/>
    </style:style>
    <style:style style:name="T17" style:family="text">
      <style:text-properties style:font-name="Inconsolata" officeooo:rsid="003ecb1b"/>
    </style:style>
    <style:style style:name="T18" style:family="text">
      <style:text-properties style:font-name="Inconsolata" officeooo:rsid="0050667a"/>
    </style:style>
    <style:style style:name="T19" style:family="text">
      <style:text-properties style:font-name="Inconsolata" officeooo:rsid="001880f8"/>
    </style:style>
    <style:style style:name="T20" style:family="text">
      <style:text-properties style:font-name="Inconsolata" officeooo:rsid="005542eb"/>
    </style:style>
    <style:style style:name="T21" style:family="text">
      <style:text-properties style:font-name="Inconsolata" officeooo:rsid="0056eae8"/>
    </style:style>
    <style:style style:name="T22" style:family="text">
      <style:text-properties style:font-name="Inconsolata" officeooo:rsid="00580f2c"/>
    </style:style>
    <style:style style:name="T23" style:family="text">
      <style:text-properties style:font-name="Inconsolata" officeooo:rsid="006539cd"/>
    </style:style>
    <style:style style:name="T24" style:family="text">
      <style:text-properties style:font-name="Inconsolata" officeooo:rsid="00676cce"/>
    </style:style>
    <style:style style:name="T25" style:family="text">
      <style:text-properties fo:color="#820f71"/>
    </style:style>
    <style:style style:name="T26" style:family="text">
      <style:text-properties fo:color="#820f71" style:font-name="Inconsolata"/>
    </style:style>
    <style:style style:name="T27" style:family="text">
      <style:text-properties fo:color="#820f71" style:font-name="Inconsolata" officeooo:rsid="001636c3"/>
    </style:style>
    <style:style style:name="T28" style:family="text">
      <style:text-properties fo:color="#820f71" style:font-name="Inconsolata" officeooo:rsid="001da1d7"/>
    </style:style>
    <style:style style:name="T29" style:family="text">
      <style:text-properties fo:color="#820f71" style:font-name="Inconsolata" officeooo:rsid="001e1ecc"/>
    </style:style>
    <style:style style:name="T30" style:family="text">
      <style:text-properties fo:color="#820f71" style:font-name="Inconsolata" officeooo:rsid="0021e54d"/>
    </style:style>
    <style:style style:name="T31" style:family="text">
      <style:text-properties fo:color="#820f71" style:font-name="Inconsolata" officeooo:rsid="0023e3f0"/>
    </style:style>
    <style:style style:name="T32" style:family="text">
      <style:text-properties fo:color="#820f71" style:font-name="Inconsolata" officeooo:rsid="003cd620"/>
    </style:style>
    <style:style style:name="T33" style:family="text">
      <style:text-properties fo:color="#820f71" style:font-name="Inconsolata" officeooo:rsid="0047e323"/>
    </style:style>
    <style:style style:name="T34" style:family="text">
      <style:text-properties fo:color="#820f71" style:font-name="Inconsolata" officeooo:rsid="0050667a"/>
    </style:style>
    <style:style style:name="T35" style:family="text">
      <style:text-properties fo:color="#820f71" style:font-name="Inconsolata" officeooo:rsid="0016a023"/>
    </style:style>
    <style:style style:name="T36" style:family="text">
      <style:text-properties fo:color="#820f71" style:font-name="Inconsolata" officeooo:rsid="005542eb"/>
    </style:style>
    <style:style style:name="T37" style:family="text">
      <style:text-properties fo:color="#820f71" style:font-name="Inconsolata" officeooo:rsid="00580f2c"/>
    </style:style>
    <style:style style:name="T38" style:family="text">
      <style:text-properties fo:color="#820f71" style:font-name="Inconsolata" officeooo:rsid="005da872"/>
    </style:style>
    <style:style style:name="T39" style:family="text">
      <style:text-properties fo:color="#003c3d" style:font-name="Nuhalin 3"/>
    </style:style>
    <style:style style:name="T40" style:family="text">
      <style:text-properties fo:color="#003c3d" style:font-name="Nuhalin 3" officeooo:rsid="001ff9da"/>
    </style:style>
    <style:style style:name="T41" style:family="text">
      <style:text-properties fo:color="#003c3d" style:font-name="Nuhalin 3" fo:font-size="6.40000009536743pt" style:font-size-asian="6.40000009536743pt" style:font-size-complex="6.40000009536743pt"/>
    </style:style>
    <style:style style:name="T42" style:family="text">
      <style:text-properties fo:color="#003c3d" style:font-name="Nuhalin 3" fo:font-size="6.40000009536743pt" officeooo:rsid="0023e3f0" style:font-size-asian="6.40000009536743pt" style:font-size-complex="6.40000009536743pt"/>
    </style:style>
    <style:style style:name="T43" style:family="text">
      <style:text-properties fo:color="#003c3d" style:font-name="Nuhalin 3" fo:font-size="6.40000009536743pt" officeooo:rsid="0021e54d" style:font-size-asian="6.40000009536743pt" style:font-size-complex="6.40000009536743pt"/>
    </style:style>
    <style:style style:name="T44" style:family="text">
      <style:text-properties fo:color="#003c3d" style:font-name="Nuhalin 3" fo:font-size="6.40000009536743pt" officeooo:rsid="001ff9da" style:font-size-asian="6.40000009536743pt" style:font-size-complex="6.40000009536743pt"/>
    </style:style>
    <style:style style:name="T45" style:family="text">
      <style:text-properties fo:color="#003c3d" style:font-name="Nuhalin 3" fo:font-size="6.40000009536743pt" officeooo:rsid="001e1ecc" style:font-size-asian="6.40000009536743pt" style:font-size-complex="6.40000009536743pt"/>
    </style:style>
    <style:style style:name="T46" style:family="text">
      <style:text-properties fo:color="#003c3d" style:font-name="Nuhalin 3" fo:font-size="6.40000009536743pt" officeooo:rsid="001da1d7" style:font-size-asian="6.40000009536743pt" style:font-size-complex="6.40000009536743pt"/>
    </style:style>
    <style:style style:name="T47" style:family="text">
      <style:text-properties fo:color="#003c3d" style:font-name="Nuhalin 3" fo:font-size="6.40000009536743pt" officeooo:rsid="001636c3" style:font-size-asian="6.40000009536743pt" style:font-size-complex="6.40000009536743pt"/>
    </style:style>
    <style:style style:name="T48" style:family="text">
      <style:text-properties fo:color="#003c3d" style:font-name="Nuhalin 3" fo:font-size="6.40000009536743pt" officeooo:rsid="0050667a" style:font-size-asian="6.40000009536743pt" style:font-size-complex="6.40000009536743pt"/>
    </style:style>
    <style:style style:name="T49" style:family="text">
      <style:text-properties fo:color="#003c3d" style:font-name="Nuhalin 3" fo:font-size="6.40000009536743pt" officeooo:rsid="00580f2c" style:font-size-asian="6.40000009536743pt" style:font-size-complex="6.40000009536743pt"/>
    </style:style>
    <style:style style:name="T50" style:family="text">
      <style:text-properties fo:color="#003c3d" style:font-name="Nuhalin 3" fo:font-size="6.40000009536743pt" officeooo:rsid="005da872" style:font-size-asian="6.40000009536743pt" style:font-size-complex="6.40000009536743pt"/>
    </style:style>
    <style:style style:name="T51" style:family="text">
      <style:text-properties fo:color="#003c3d" style:font-name="Inconsolata" fo:font-size="12pt" officeooo:rsid="001636c3" style:font-size-asian="12pt" style:font-size-complex="12pt"/>
    </style:style>
    <style:style style:name="T52" style:family="text">
      <style:text-properties fo:color="#ce181e" style:font-name="Inconsolata" style:text-underline-style="none"/>
    </style:style>
    <style:style style:name="T53" style:family="text">
      <style:text-properties fo:color="#ce181e" style:font-name="Inconsolata" style:text-underline-style="none" officeooo:rsid="003251bd"/>
    </style:style>
    <style:style style:name="T54" style:family="text">
      <style:text-properties fo:color="#ce181e" style:font-name="Inconsolata" style:text-underline-style="none" officeooo:rsid="0016a023"/>
    </style:style>
    <style:style style:name="T55" style:family="text">
      <style:text-properties fo:color="#ce181e" style:font-name="Inconsolata" style:text-underline-style="none" officeooo:rsid="00170548"/>
    </style:style>
    <style:style style:name="T56" style:family="text">
      <style:text-properties fo:color="#ce181e" style:font-name="Inconsolata" style:text-underline-style="none" officeooo:rsid="00196c27"/>
    </style:style>
    <style:style style:name="T57" style:family="text">
      <style:text-properties fo:color="#ce181e" style:font-name="Inconsolata" officeooo:rsid="003251bd"/>
    </style:style>
    <style:style style:name="T58" style:family="text">
      <style:text-properties fo:color="#ce181e" style:font-name="Inconsolata" officeooo:rsid="0033ede2"/>
    </style:style>
    <style:style style:name="T59" style:family="text">
      <style:text-properties fo:font-variant="normal" fo:text-transform="none" fo:color="#222222" style:font-name="Inconsolata" fo:letter-spacing="normal" officeooo:rsid="0056eae8"/>
    </style:style>
    <style:style style:name="T60" style:family="text">
      <style:text-properties fo:font-variant="normal" fo:text-transform="none" fo:color="#222222" style:font-name="Inconsolata" fo:letter-spacing="normal" officeooo:rsid="005da872"/>
    </style:style>
    <style:style style:name="T61" style:family="text">
      <style:text-properties fo:font-variant="normal" fo:text-transform="none" fo:color="#222222" style:font-name="Inconsolata" fo:letter-spacing="normal" officeooo:rsid="00643e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..................................................................................</text:p>
      <text:p text:style-name="P35"><text:span text:style-name="T51">nuhAlin</text:span><text:span text:style-name="T2"> <text:s text:c="2"/></text:span><text:span text:style-name="T35">keyboard <text:s/></text:span><text:span text:style-name="T2"><text:s/>English </text:span><text:span text:style-name="T19">(pronunciation and/or commentary if necessary)</text:span></text:p>
      <text:p text:style-name="P4"/>
      <text:p text:style-name="P5">...................................................................................</text:p>
      <text:p text:style-name="P22"><text:span text:style-name="T43">?</text:span><text:span text:style-name="T1"> <text:s text:c="2"/></text:span><text:span text:style-name="T31">?</text:span><text:span text:style-name="T8"> <text:s text:c="2"/></text:span><text:span text:style-name="T9">n</text:span><text:span text:style-name="T8">umbers</text:span></text:p>
      <text:p text:style-name="P1"/>
      <text:p text:style-name="P4"><text:span text:style-name="T41">0</text:span> <text:s text:c="2"/><text:span text:style-name="T25">0</text:span> <text:s text:c="2"/>0</text:p>
      <text:p text:style-name="P4"><text:span text:style-name="T41">1</text:span> <text:s text:c="2"/><text:span text:style-name="T25">1</text:span> <text:s text:c="2"/>1</text:p>
      <text:p text:style-name="P4"><text:span text:style-name="T41">2</text:span> <text:s text:c="2"/><text:span text:style-name="T25">2</text:span> <text:s text:c="2"/>2</text:p>
      <text:p text:style-name="P4"><text:span text:style-name="T41">3</text:span> <text:s text:c="2"/><text:span text:style-name="T25">3</text:span> <text:s text:c="2"/>3</text:p>
      <text:p text:style-name="P4"><text:span text:style-name="T41">4</text:span> <text:s text:c="2"/><text:span text:style-name="T25">4</text:span> <text:s text:c="2"/>4</text:p>
      <text:p text:style-name="P4"><text:span text:style-name="T41">5</text:span> <text:s text:c="2"/><text:span text:style-name="T25">5</text:span> <text:s text:c="2"/>5</text:p>
      <text:p text:style-name="P31"><text:span text:style-name="T47">6</text:span><text:span text:style-name="T2"> <text:s text:c="2"/></text:span><text:span text:style-name="T27">6</text:span><text:span text:style-name="T2"> <text:s text:c="2"/>6</text:span></text:p>
      <text:p text:style-name="P21"><text:span text:style-name="T41">7</text:span><text:span text:style-name="T1"> <text:s text:c="2"/></text:span><text:span text:style-name="T26">7</text:span><text:span text:style-name="T1"> <text:s text:c="2"/>7</text:span></text:p>
      <text:p text:style-name="P21"><text:span text:style-name="T41">8</text:span><text:span text:style-name="T1"> <text:s text:c="2"/></text:span><text:span text:style-name="T26">8</text:span><text:span text:style-name="T1"> <text:s text:c="2"/>8</text:span></text:p>
      <text:p text:style-name="P21"><text:span text:style-name="T41">!</text:span><text:span text:style-name="T1"> <text:s text:c="2"/></text:span><text:span text:style-name="T26">!</text:span><text:span text:style-name="T1"> <text:s text:c="2"/>9</text:span></text:p>
      <text:p text:style-name="P21"><text:span text:style-name="T41">@</text:span><text:span text:style-name="T1"> <text:s text:c="2"/></text:span><text:span text:style-name="T26">@</text:span><text:span text:style-name="T1"> <text:s text:c="2"/>10</text:span></text:p>
      <text:p text:style-name="P21"><text:span text:style-name="T41">#</text:span><text:span text:style-name="T1"> <text:s text:c="2"/></text:span><text:span text:style-name="T26">#</text:span><text:span text:style-name="T1"> <text:s text:c="2"/>11</text:span></text:p>
      <text:p text:style-name="P21"><text:span text:style-name="T41">$</text:span><text:span text:style-name="T1"> <text:s text:c="2"/></text:span><text:span text:style-name="T26">$</text:span><text:span text:style-name="T1"> <text:s text:c="2"/>12</text:span></text:p>
      <text:p text:style-name="P21"><text:span text:style-name="T41">%</text:span><text:span text:style-name="T1"> <text:s text:c="2"/></text:span><text:span text:style-name="T26">%</text:span><text:span text:style-name="T1"> <text:s text:c="2"/>13</text:span></text:p>
      <text:p text:style-name="P21"><text:span text:style-name="T41">^</text:span><text:span text:style-name="T1"> <text:s text:c="2"/></text:span><text:span text:style-name="T26">^</text:span><text:span text:style-name="T1"> <text:s text:c="2"/>14</text:span></text:p>
      <text:p text:style-name="P21"><text:span text:style-name="T41">&amp;</text:span><text:span text:style-name="T1"> <text:s text:c="2"/></text:span><text:span text:style-name="T26">&amp;</text:span><text:span text:style-name="T1"> <text:s text:c="2"/>15</text:span></text:p>
      <text:p text:style-name="P19"/>
      <text:p text:style-name="P5">...................................................................................</text:p>
      <text:p text:style-name="P24"><text:span text:style-name="T42">?</text:span><text:span text:style-name="T1"> <text:s text:c="2"/></text:span><text:span text:style-name="T31">?</text:span><text:span text:style-name="T8"> <text:s text:c="2"/></text:span><text:span text:style-name="T9">weak vowel</text:span><text:span text:style-name="T11">s</text:span></text:p>
      <text:p text:style-name="P10"/>
      <text:p text:style-name="P20"><text:span text:style-name="T41">i</text:span><text:span text:style-name="T1"> <text:s text:c="2"/></text:span><text:span text:style-name="T26">i</text:span><text:span text:style-name="T1"> <text:s text:c="2"/></text:span><text:span text:style-name="T3">i</text:span><text:span text:style-name="T1"> (f</text:span><text:span text:style-name="T52">ee</text:span><text:span text:style-name="T1">ble)</text:span></text:p>
      <text:p text:style-name="P20"><text:span text:style-name="T41">e</text:span><text:span text:style-name="T1"> <text:s text:c="2"/></text:span><text:span text:style-name="T26">e</text:span><text:span text:style-name="T1"> <text:s text:c="2"/>e (</text:span><text:span text:style-name="T3">m</text:span><text:span text:style-name="T54">e</text:span><text:span text:style-name="T3">lee</text:span><text:span text:style-name="T1">)</text:span></text:p>
      <text:p text:style-name="P20"><text:span text:style-name="T41">é</text:span><text:span text:style-name="T1"> <text:s text:c="2"/></text:span><text:span text:style-name="T26">é</text:span><text:span text:style-name="T1"> <text:s text:c="2"/>é (</text:span><text:span text:style-name="T3">n</text:span><text:span text:style-name="T54">e</text:span><text:span text:style-name="T3">bula</text:span><text:span text:style-name="T1">)</text:span></text:p>
      <text:p text:style-name="P20"><text:span text:style-name="T41">a</text:span><text:span text:style-name="T1"> <text:s text:c="2"/></text:span><text:span text:style-name="T26">a</text:span><text:span text:style-name="T1"> <text:s text:c="2"/>a </text:span><text:span text:style-name="T3">(</text:span><text:span text:style-name="T55">u</text:span><text:span text:style-name="T4">nder</text:span><text:span text:style-name="T3">)</text:span></text:p>
      <text:p text:style-name="P20"><text:span text:style-name="T41">á</text:span><text:span text:style-name="T1"> <text:s text:c="2"/></text:span><text:span text:style-name="T26">á</text:span><text:span text:style-name="T1"> <text:s text:c="2"/>á </text:span><text:span text:style-name="T3">(</text:span><text:span text:style-name="T55">a</text:span><text:span text:style-name="T4">rcher</text:span><text:span text:style-name="T3">)</text:span></text:p>
      <text:p text:style-name="P20"><text:span text:style-name="T41">o</text:span><text:span text:style-name="T1"> <text:s text:c="2"/></text:span><text:span text:style-name="T26">o</text:span><text:span text:style-name="T1"> <text:s text:c="2"/>o </text:span><text:span text:style-name="T4">(</text:span><text:span text:style-name="T5">b</text:span><text:span text:style-name="T56">o</text:span><text:span text:style-name="T5">wl</text:span><text:span text:style-name="T4">)</text:span></text:p>
      <text:p text:style-name="P20"><text:span text:style-name="T41">ó</text:span><text:span text:style-name="T1"> <text:s text:c="2"/></text:span><text:span text:style-name="T26">ó</text:span><text:span text:style-name="T1"> <text:s text:c="2"/>ó </text:span><text:span text:style-name="T4">(t</text:span><text:span text:style-name="T55">o</text:span><text:span text:style-name="T4">rch)</text:span></text:p>
      <text:p text:style-name="P20"><text:span text:style-name="T41">u</text:span><text:span text:style-name="T1"> <text:s text:c="2"/></text:span><text:span text:style-name="T26">u</text:span><text:span text:style-name="T1"> <text:s text:c="2"/>u </text:span><text:span text:style-name="T4">(</text:span><text:span text:style-name="T56">oo</text:span><text:span text:style-name="T5">ze</text:span><text:span text:style-name="T4">)</text:span></text:p>
      <text:p text:style-name="P6"/>
      <text:p text:style-name="P5">...................................................................................</text:p>
      <text:p text:style-name="P23"><text:span text:style-name="T43">?</text:span><text:span text:style-name="T1"> <text:s text:c="2"/></text:span><text:span text:style-name="T31">?</text:span><text:span text:style-name="T8"> <text:s text:c="2"/></text:span><text:span text:style-name="T9">strong vowels</text:span></text:p>
      <text:p text:style-name="P11"/>
      <text:p text:style-name="P23"><text:span text:style-name="T10">Strong vowels have the same pronunciation as their weak counterpart</text:span><text:span text:style-name="T12">s</text:span><text:span text:style-name="T10">, but </text:span><text:span text:style-name="T12">they are</text:span><text:span text:style-name="T10"> tonic. Being tonic means that if a word has more than one vowel, one of them must be the </text:span><text:span text:style-name="T12">loud</text:span><text:span text:style-name="T10"> point in the word, therefore a strong vowel.</text:span></text:p>
      <text:p text:style-name="P12"/>
      <text:p text:style-name="P22"><text:span text:style-name="T43">I</text:span><text:span text:style-name="T1"> <text:s text:c="2"/></text:span><text:span text:style-name="T30">I </text:span><text:span text:style-name="T1"><text:s text:c="2"/></text:span><text:span text:style-name="T8">I</text:span></text:p>
      <text:p text:style-name="P20"><text:span text:style-name="T43">E</text:span><text:span text:style-name="T1"> <text:s text:c="2"/></text:span><text:span text:style-name="T30">E </text:span><text:span text:style-name="T1"><text:s text:c="2"/></text:span><text:span text:style-name="T8">E</text:span></text:p>
      <text:p text:style-name="P20"><text:span text:style-name="T43">É </text:span><text:span text:style-name="T1"><text:s text:c="2"/></text:span><text:span text:style-name="T30">É </text:span><text:span text:style-name="T1"><text:s text:c="2"/></text:span><text:span text:style-name="T8">É</text:span></text:p>
      <text:p text:style-name="P20"><text:span text:style-name="T43">A</text:span><text:span text:style-name="T1"> <text:s text:c="2"/></text:span><text:span text:style-name="T30">A </text:span><text:span text:style-name="T1"><text:s text:c="2"/></text:span><text:span text:style-name="T8">A</text:span></text:p>
      <text:p text:style-name="P20"><text:span text:style-name="T43">Á</text:span><text:span text:style-name="T1"> <text:s text:c="2"/></text:span><text:span text:style-name="T30">Á </text:span><text:span text:style-name="T1"><text:s text:c="2"/></text:span><text:span text:style-name="T8">Á</text:span></text:p>
      <text:p text:style-name="P20"><text:span text:style-name="T43">O</text:span><text:span text:style-name="T1"> <text:s text:c="2"/></text:span><text:span text:style-name="T30">O </text:span><text:span text:style-name="T1"><text:s text:c="2"/></text:span><text:span text:style-name="T8">O</text:span></text:p>
      <text:p text:style-name="P20"><text:span text:style-name="T43">Ó</text:span><text:span text:style-name="T1"> <text:s text:c="2"/></text:span><text:span text:style-name="T30">Ó </text:span><text:span text:style-name="T1"><text:s text:c="2"/></text:span><text:span text:style-name="T8">Ó</text:span></text:p>
      <text:p text:style-name="P20"><text:span text:style-name="T43">U</text:span><text:span text:style-name="T1"> <text:s text:c="2"/></text:span><text:span text:style-name="T30">U </text:span><text:span text:style-name="T1"><text:s text:c="2"/></text:span><text:span text:style-name="T8">U</text:span></text:p>
      <text:p text:style-name="P13"/>
      <text:p text:style-name="P5"><text:soft-page-break/>...................................................................................</text:p>
      <text:p text:style-name="P23"><text:span text:style-name="T43">?</text:span><text:span text:style-name="T1"> <text:s text:c="2"/></text:span><text:span text:style-name="T31">? </text:span><text:span text:style-name="T8"><text:s text:c="2"/></text:span><text:span text:style-name="T9">consonant</text:span><text:span text:style-name="T10">s</text:span></text:p>
      <text:p text:style-name="P40"/>
      <text:p text:style-name="P41"><text:span text:style-name="T45">b</text:span><text:span text:style-name="T1"> <text:s text:c="2"/></text:span><text:span text:style-name="T29">b</text:span><text:span text:style-name="T28"> </text:span><text:span text:style-name="T30">or </text:span><text:span text:style-name="T29">B</text:span><text:span text:style-name="T1"> <text:s text:c="2"/></text:span><text:span text:style-name="T7">b</text:span><text:span text:style-name="T1"> </text:span><text:span text:style-name="T4">(</text:span><text:span text:style-name="T57">b</text:span><text:span text:style-name="T14">all</text:span><text:span text:style-name="T4">)</text:span></text:p>
      <text:p text:style-name="P41"><text:span text:style-name="T45">p</text:span><text:span text:style-name="T1"> <text:s text:c="2"/></text:span><text:span text:style-name="T29">p</text:span><text:span text:style-name="T28"> </text:span><text:span text:style-name="T30">or </text:span><text:span text:style-name="T29">P</text:span><text:span text:style-name="T1"> <text:s text:c="2"/></text:span><text:span text:style-name="T7">p</text:span><text:span text:style-name="T1"> </text:span><text:span text:style-name="T4">(</text:span><text:span text:style-name="T57">p</text:span><text:span text:style-name="T14">oint</text:span><text:span text:style-name="T4">)</text:span></text:p>
      <text:p text:style-name="P41"><text:span text:style-name="T45">d</text:span><text:span text:style-name="T1"> <text:s text:c="2"/></text:span><text:span text:style-name="T29">d</text:span><text:span text:style-name="T28"> </text:span><text:span text:style-name="T30">or </text:span><text:span text:style-name="T29">D</text:span><text:span text:style-name="T1"> <text:s text:c="2"/></text:span><text:span text:style-name="T7">d</text:span><text:span text:style-name="T1"> </text:span><text:span text:style-name="T4">(</text:span><text:span text:style-name="T57">d</text:span><text:span text:style-name="T14">oor</text:span><text:span text:style-name="T4">)</text:span></text:p>
      <text:p text:style-name="P41"><text:span text:style-name="T45">t</text:span><text:span text:style-name="T1"> <text:s text:c="2"/></text:span><text:span text:style-name="T29">t</text:span><text:span text:style-name="T28"> </text:span><text:span text:style-name="T30">or </text:span><text:span text:style-name="T29">T</text:span><text:span text:style-name="T1"> <text:s text:c="2"/></text:span><text:span text:style-name="T7">t</text:span><text:span text:style-name="T1"> </text:span><text:span text:style-name="T4">(</text:span><text:span text:style-name="T57">t</text:span><text:span text:style-name="T14">ent</text:span><text:span text:style-name="T4">)</text:span></text:p>
      <text:p text:style-name="P41"><text:span text:style-name="T45">g</text:span><text:span text:style-name="T1"> <text:s text:c="2"/></text:span><text:span text:style-name="T29">g</text:span><text:span text:style-name="T28"> </text:span><text:span text:style-name="T30">or </text:span><text:span text:style-name="T29">G</text:span><text:span text:style-name="T1"> <text:s text:c="2"/></text:span><text:span text:style-name="T7">g</text:span><text:span text:style-name="T1"> </text:span><text:span text:style-name="T4">(</text:span><text:span text:style-name="T57">g</text:span><text:span text:style-name="T14">ame</text:span><text:span text:style-name="T4">)</text:span></text:p>
      <text:p text:style-name="P41"><text:span text:style-name="T45">k</text:span><text:span text:style-name="T1"> <text:s text:c="2"/></text:span><text:span text:style-name="T29">k</text:span><text:span text:style-name="T28"> </text:span><text:span text:style-name="T30">or </text:span><text:span text:style-name="T29">K</text:span><text:span text:style-name="T1"> <text:s text:c="2"/></text:span><text:span text:style-name="T7">k</text:span><text:span text:style-name="T1"> </text:span><text:span text:style-name="T4">(</text:span><text:span text:style-name="T57">c</text:span><text:span text:style-name="T14">razy</text:span><text:span text:style-name="T18">)</text:span></text:p>
      <text:p text:style-name="P40"/>
      <text:p text:style-name="P22"><text:span text:style-name="T46">f</text:span><text:span text:style-name="T1"> <text:s text:c="2"/></text:span><text:span text:style-name="T28">f </text:span><text:span text:style-name="T30">or </text:span><text:span text:style-name="T28">F</text:span><text:span text:style-name="T1"> <text:s text:c="2"/></text:span><text:span text:style-name="T6">f</text:span><text:span text:style-name="T1"> </text:span><text:span text:style-name="T4">(</text:span><text:span text:style-name="T53">f</text:span><text:span text:style-name="T14">ast</text:span><text:span text:style-name="T4">)</text:span></text:p>
      <text:p text:style-name="P22"><text:span text:style-name="T46">v</text:span><text:span text:style-name="T1"> <text:s text:c="2"/></text:span><text:span text:style-name="T28">v </text:span><text:span text:style-name="T30">or </text:span><text:span text:style-name="T28">V</text:span><text:span text:style-name="T1"> <text:s text:c="2"/></text:span><text:span text:style-name="T6">v</text:span><text:span text:style-name="T1"> </text:span><text:span text:style-name="T4">(</text:span><text:span text:style-name="T53">v</text:span><text:span text:style-name="T14">a</text:span><text:span text:style-name="T23">se</text:span><text:span text:style-name="T4">)</text:span></text:p>
      <text:p text:style-name="P20"><text:span text:style-name="T46">s</text:span><text:span text:style-name="T1"> <text:s text:c="2"/></text:span><text:span text:style-name="T28">s </text:span><text:span text:style-name="T30">or </text:span><text:span text:style-name="T28">S</text:span><text:span text:style-name="T1"> <text:s text:c="2"/></text:span><text:span text:style-name="T6">s</text:span><text:span text:style-name="T1"> </text:span><text:span text:style-name="T4">(</text:span><text:span text:style-name="T53">s</text:span><text:span text:style-name="T14">ound</text:span><text:span text:style-name="T4">)</text:span></text:p>
      <text:p text:style-name="P20"><text:span text:style-name="T46">z</text:span><text:span text:style-name="T1"> <text:s text:c="2"/></text:span><text:span text:style-name="T28">z </text:span><text:span text:style-name="T30">or </text:span><text:span text:style-name="T28">Z</text:span><text:span text:style-name="T1"> <text:s text:c="2"/></text:span><text:span text:style-name="T6">z</text:span><text:span text:style-name="T1"> </text:span><text:span text:style-name="T4">(</text:span><text:span text:style-name="T53">z</text:span><text:span text:style-name="T14">ebra</text:span><text:span text:style-name="T4">)</text:span></text:p>
      <text:p text:style-name="P20"><text:span text:style-name="T46">x</text:span><text:span text:style-name="T1"> <text:s text:c="2"/></text:span><text:span text:style-name="T28">x </text:span><text:span text:style-name="T30">or </text:span><text:span text:style-name="T28">X</text:span><text:span text:style-name="T1"> <text:s text:c="2"/></text:span><text:span text:style-name="T6">x</text:span><text:span text:style-name="T1"> </text:span><text:span text:style-name="T4">(</text:span><text:span text:style-name="T53">sh</text:span><text:span text:style-name="T14">ine</text:span><text:span text:style-name="T4">)</text:span></text:p>
      <text:p text:style-name="P26"><text:span text:style-name="T46">j</text:span><text:span text:style-name="T1"> <text:s text:c="2"/></text:span><text:span text:style-name="T28">j </text:span><text:span text:style-name="T30">or </text:span><text:span text:style-name="T28">J</text:span><text:span text:style-name="T1"> <text:s text:c="2"/></text:span><text:span text:style-name="T6">j</text:span><text:span text:style-name="T1"> </text:span><text:span text:style-name="T4">(</text:span><text:span text:style-name="T14">gara</text:span><text:span text:style-name="T53">g</text:span><text:span text:style-name="T14">e</text:span><text:span text:style-name="T18">)</text:span></text:p>
      <text:p text:style-name="P39"/>
      <text:p text:style-name="P20"><text:span text:style-name="T44">h</text:span><text:span text:style-name="T1"> <text:s text:c="2"/></text:span><text:span text:style-name="T29">h</text:span><text:span text:style-name="T28"> </text:span><text:span text:style-name="T30">or </text:span><text:span text:style-name="T29">H</text:span><text:span text:style-name="T1"> <text:s text:c="2"/></text:span><text:span text:style-name="T7">h</text:span><text:span text:style-name="T1"> </text:span><text:span text:style-name="T4">(</text:span><text:span text:style-name="T57">h</text:span><text:span text:style-name="T14">orse</text:span><text:span text:style-name="T4">)</text:span></text:p>
      <text:p text:style-name="P20"><text:span text:style-name="T44">y</text:span><text:span text:style-name="T1"> <text:s text:c="2"/></text:span><text:span text:style-name="T29">y</text:span><text:span text:style-name="T28"> </text:span><text:span text:style-name="T30">or </text:span><text:span text:style-name="T29">Y</text:span><text:span text:style-name="T1"> <text:s text:c="2"/></text:span><text:span text:style-name="T7">y</text:span><text:span text:style-name="T1"> </text:span><text:span text:style-name="T4">(</text:span><text:span text:style-name="T57">wr</text:span><text:span text:style-name="T14">ite</text:span><text:span text:style-name="T4">)</text:span></text:p>
      <text:p text:style-name="P20"><text:span text:style-name="T44">l</text:span><text:span text:style-name="T1"> <text:s text:c="2"/></text:span><text:span text:style-name="T29">l</text:span><text:span text:style-name="T28"> </text:span><text:span text:style-name="T30">or </text:span><text:span text:style-name="T29">L</text:span><text:span text:style-name="T1"> <text:s text:c="2"/></text:span><text:span text:style-name="T7">l</text:span><text:span text:style-name="T1"> </text:span><text:span text:style-name="T4">(</text:span><text:span text:style-name="T57">l</text:span><text:span text:style-name="T14">etter</text:span><text:span text:style-name="T4">)</text:span></text:p>
      <text:p text:style-name="P20"><text:span text:style-name="T44">r</text:span><text:span text:style-name="T1"> <text:s text:c="2"/></text:span><text:span text:style-name="T29">r</text:span><text:span text:style-name="T28"> </text:span><text:span text:style-name="T30">or </text:span><text:span text:style-name="T29">R</text:span><text:span text:style-name="T1"> <text:s text:c="2"/></text:span><text:span text:style-name="T7">r</text:span><text:span text:style-name="T1"> </text:span><text:span text:style-name="T4">(</text:span><text:span text:style-name="T15">unexists, think </text:span><text:span text:style-name="T23">of </text:span><text:span text:style-name="T24">the s</text:span><text:span text:style-name="T23">panish </text:span><text:span text:style-name="T15">“r” as in “</text:span><text:span text:style-name="T58">r</text:span><text:span text:style-name="T15">ád</text:span><text:span text:style-name="T16">i</text:span><text:span text:style-name="T15">o”</text:span><text:span text:style-name="T4">)</text:span></text:p>
      <text:p text:style-name="P20"><text:span text:style-name="T44">n</text:span><text:span text:style-name="T1"> <text:s text:c="2"/></text:span><text:span text:style-name="T29">n</text:span><text:span text:style-name="T28"> </text:span><text:span text:style-name="T30">or </text:span><text:span text:style-name="T29">N</text:span><text:span text:style-name="T1"> <text:s text:c="2"/></text:span><text:span text:style-name="T7">n</text:span><text:span text:style-name="T1"> </text:span><text:span text:style-name="T4">(</text:span><text:span text:style-name="T58">n</text:span><text:span text:style-name="T15">est</text:span><text:span text:style-name="T4">)</text:span></text:p>
      <text:p text:style-name="P20"><text:span text:style-name="T44">m</text:span><text:span text:style-name="T1"> <text:s text:c="2"/></text:span><text:span text:style-name="T29">m</text:span><text:span text:style-name="T28"> </text:span><text:span text:style-name="T30">or </text:span><text:span text:style-name="T29">M</text:span><text:span text:style-name="T1"> <text:s text:c="2"/></text:span><text:span text:style-name="T7">m</text:span><text:span text:style-name="T1"> </text:span><text:span text:style-name="T4">(</text:span><text:span text:style-name="T58">m</text:span><text:span text:style-name="T15">oon</text:span><text:span text:style-name="T4">)</text:span></text:p>
      <text:p text:style-name="P18"/>
      <text:p text:style-name="P9">...................................................................................</text:p>
      <text:p text:style-name="P29"><text:span text:style-name="T43">?</text:span><text:span text:style-name="T1"> <text:s text:c="2"/></text:span><text:span text:style-name="T31">? <text:s/></text:span><text:span text:style-name="T8"><text:s/></text:span><text:span text:style-name="T17">ordered alphabet</text:span></text:p>
      <text:p text:style-name="P2"/>
      <text:p text:style-name="P43">ieéaáoóufvszxjbpdtgkhylrnm</text:p>
      <text:p text:style-name="P42"><text:span text:style-name="T31">i</text:span><text:span text:style-name="T26">eéaáoóu</text:span><text:span text:style-name="T33">bpdtgkfvszxjhylrnm</text:span></text:p>
      <text:p text:style-name="P18"/>
      <text:p text:style-name="P9">...................................................................................</text:p>
      <text:p text:style-name="P25"><text:span text:style-name="T43">?</text:span><text:span text:style-name="T1"> <text:s text:c="2"/></text:span><text:span text:style-name="T31">? <text:s/></text:span><text:span text:style-name="T8"><text:s/></text:span><text:span text:style-name="T17">artistic </text:span><text:span text:style-name="T13">alphabet</text:span></text:p>
      <text:p text:style-name="P13"/>
      <text:p text:style-name="P33"><text:span text:style-name="T40">i</text:span><text:span text:style-name="T39">eéaáoóu</text:span></text:p>
      <text:p text:style-name="P3"><text:s/>bpdtgk</text:p>
      <text:p text:style-name="P3"><text:s/>hynmrl</text:p>
      <text:p text:style-name="P3"><text:s/>fvszxj</text:p>
      <text:p text:style-name="P3">IEÉAÁOÓU</text:p>
      <text:p text:style-name="P13"/>
      <text:p text:style-name="P32"><text:span text:style-name="T29">i</text:span><text:span text:style-name="T26">eéaáoóu</text:span></text:p>
      <text:p text:style-name="P32"><text:span text:style-name="T26"><text:s/></text:span><text:span text:style-name="T32">BPDTGK</text:span></text:p>
      <text:p text:style-name="P32"><text:span text:style-name="T26"><text:s/></text:span><text:span text:style-name="T32">HYNMRL</text:span></text:p>
      <text:p text:style-name="P32"><text:span text:style-name="T26"><text:s/></text:span><text:span text:style-name="T32">FVSZXJ</text:span></text:p>
      <text:p text:style-name="P34">IEÉAÁOÓU</text:p>
      <text:p text:style-name="P9"/>
      <text:p text:style-name="P9"/>
      <text:p text:style-name="P9"/>
      <text:p text:style-name="P9"/>
      <text:p text:style-name="P18"/>
      <text:p text:style-name="P7"/>
      <text:p text:style-name="P7"/>
      <text:p text:style-name="P7"/>
      <text:p text:style-name="P7"><text:soft-page-break/>...................................................................................</text:p>
      <text:p text:style-name="P26"><text:span text:style-name="T43">?</text:span><text:span text:style-name="T1"> <text:s text:c="2"/></text:span><text:span text:style-name="T31">?</text:span><text:span text:style-name="T8"> <text:s text:c="2"/></text:span><text:span text:style-name="T18">symbols</text:span></text:p>
      <text:p text:style-name="P14"/>
      <text:p text:style-name="P27"><text:span text:style-name="T48">(</text:span><text:span text:style-name="T1"> <text:s text:c="2"/></text:span><text:span text:style-name="T34">(</text:span><text:span text:style-name="T8"> <text:s text:c="2"/></text:span><text:span text:style-name="T22">(</text:span></text:p>
      <text:p text:style-name="P27"><text:span text:style-name="T49">)</text:span><text:span text:style-name="T1"> <text:s text:c="2"/></text:span><text:span text:style-name="T37">)</text:span><text:span text:style-name="T8"> <text:s text:c="2"/></text:span><text:span text:style-name="T22">)</text:span></text:p>
      <text:p text:style-name="P27"><text:span text:style-name="T48">[</text:span><text:span text:style-name="T1"> <text:s text:c="2"/></text:span><text:span text:style-name="T34">[</text:span><text:span text:style-name="T8"> <text:s text:c="2"/></text:span><text:span text:style-name="T22">[</text:span></text:p>
      <text:p text:style-name="P27"><text:span text:style-name="T49">]</text:span><text:span text:style-name="T1"> <text:s text:c="2"/></text:span><text:span text:style-name="T37">]</text:span><text:span text:style-name="T8"> <text:s text:c="2"/></text:span><text:span text:style-name="T22">]</text:span></text:p>
      <text:p text:style-name="P27"><text:span text:style-name="T48">{</text:span><text:span text:style-name="T1"> <text:s text:c="2"/></text:span><text:span text:style-name="T34">{</text:span><text:span text:style-name="T8"> <text:s text:c="2"/></text:span><text:span text:style-name="T22">{</text:span></text:p>
      <text:p text:style-name="P27"><text:span text:style-name="T49">}</text:span><text:span text:style-name="T1"> <text:s text:c="2"/></text:span><text:span text:style-name="T37">}</text:span><text:span text:style-name="T8"> <text:s text:c="2"/></text:span><text:span text:style-name="T22">}</text:span></text:p>
      <text:p text:style-name="P38"/>
      <text:p text:style-name="P29"><text:span text:style-name="T43">?</text:span><text:span text:style-name="T1"> <text:s text:c="2"/></text:span><text:span text:style-name="T31">?</text:span><text:span text:style-name="T8"> <text:s text:c="2"/></text:span><text:span text:style-name="T18">?</text:span></text:p>
      <text:p text:style-name="P29"><text:span text:style-name="T43">,</text:span><text:span text:style-name="T1"> <text:s text:c="2"/></text:span><text:span text:style-name="T31">,</text:span><text:span text:style-name="T8"> <text:s text:c="2"/></text:span><text:span text:style-name="T18">,</text:span></text:p>
      <text:p text:style-name="P29"><text:span text:style-name="T43">.</text:span><text:span text:style-name="T1"> <text:s text:c="2"/></text:span><text:span text:style-name="T31">.</text:span><text:span text:style-name="T8"> <text:s text:c="2"/></text:span><text:span text:style-name="T18">.</text:span></text:p>
      <text:p text:style-name="P18"/>
      <text:p text:style-name="P30"><text:span text:style-name="T48">‘</text:span><text:span text:style-name="T1"> <text:s text:c="2"/></text:span><text:span text:style-name="T36">‘</text:span><text:span text:style-name="T8"> <text:s text:c="2"/></text:span><text:span text:style-name="T20">’</text:span></text:p>
      <text:p text:style-name="P28"><text:span text:style-name="T48">“</text:span><text:span text:style-name="T1"> <text:s text:c="2"/></text:span><text:span text:style-name="T34">“</text:span><text:span text:style-name="T8"> <text:s text:c="2"/></text:span><text:span text:style-name="T20">“</text:span></text:p>
      <text:p text:style-name="P16"/>
      <text:p text:style-name="P26"><text:span text:style-name="T48">&lt;</text:span><text:span text:style-name="T1"> <text:s text:c="2"/></text:span><text:span text:style-name="T34">&lt;</text:span><text:span text:style-name="T8"> <text:s text:c="2"/></text:span><text:span text:style-name="T21">&lt;</text:span></text:p>
      <text:p text:style-name="P26"><text:span text:style-name="T48">&gt;</text:span><text:span text:style-name="T1"> <text:s text:c="2"/></text:span><text:span text:style-name="T34">&gt;</text:span><text:span text:style-name="T8"> <text:s text:c="2"/></text:span><text:span text:style-name="T21">&gt;</text:span></text:p>
      <text:p text:style-name="P26"><text:span text:style-name="T48">=</text:span><text:span text:style-name="T1"> <text:s text:c="2"/></text:span><text:span text:style-name="T34">=</text:span><text:span text:style-name="T8"> <text:s text:c="2"/></text:span><text:span text:style-name="T21">=</text:span></text:p>
      <text:p text:style-name="P36"><text:span text:style-name="T43">:</text:span><text:span text:style-name="T2"> <text:s text:c="2"/></text:span><text:span text:style-name="T31">:</text:span><text:span text:style-name="T8"> <text:s text:c="2"/></text:span><text:span text:style-name="T59">≠</text:span></text:p>
      <text:p text:style-name="P37"/>
      <text:p text:style-name="P36"><text:span text:style-name="T50">+</text:span><text:span text:style-name="T2"> <text:s text:c="2"/></text:span><text:span text:style-name="T38">+</text:span><text:span text:style-name="T8"> <text:s text:c="2"/></text:span><text:span text:style-name="T60">+</text:span></text:p>
      <text:p text:style-name="P36"><text:span text:style-name="T43">*</text:span><text:span text:style-name="T2"> <text:s text:c="2"/></text:span><text:span text:style-name="T31">*</text:span><text:span text:style-name="T8"> <text:s text:c="2"/></text:span><text:span text:style-name="T61">*</text:span></text:p>
      <text:p text:style-name="P36"><text:span text:style-name="T50">9</text:span><text:span text:style-name="T2"> <text:s text:c="2"/></text:span><text:span text:style-name="T38">9</text:span><text:span text:style-name="T8"> <text:s text:c="2"/></text:span><text:span text:style-name="T60">^</text:span></text:p>
      <text:p text:style-name="P36"><text:span text:style-name="T43">-</text:span><text:span text:style-name="T2"> <text:s text:c="2"/></text:span><text:span text:style-name="T31">-</text:span><text:span text:style-name="T8"> <text:s text:c="2"/></text:span><text:span text:style-name="T60">-</text:span></text:p>
      <text:p text:style-name="P36"><text:span text:style-name="T43">/</text:span><text:span text:style-name="T2"> <text:s text:c="2"/></text:span><text:span text:style-name="T31">/</text:span><text:span text:style-name="T8"> <text:s text:c="2"/></text:span><text:span text:style-name="T60">/</text:span></text:p>
      <text:p text:style-name="P36"><text:span text:style-name="T43">_</text:span><text:span text:style-name="T2"> <text:s text:c="2"/></text:span><text:span text:style-name="T31">_</text:span><text:span text:style-name="T8"> <text:s text:c="2"/></text:span><text:span text:style-name="T60">√</text:span></text:p>
      <text:p text:style-name="P17"/>
      <text:p text:style-name="P8">...................................................................................</text:p>
      <text:p text:style-name="P26"><text:span text:style-name="T43">?</text:span><text:span text:style-name="T1"> <text:s text:c="2"/></text:span><text:span text:style-name="T31">? <text:s/></text:span><text:span text:style-name="T8"><text:s/></text:span><text:span text:style-name="T17">?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5:33.735423431</meta:creation-date>
    <dc:date>2018-06-19T08:58:18.792312534</dc:date>
    <meta:editing-duration>PT14H48M11S</meta:editing-duration>
    <meta:editing-cycles>60</meta:editing-cycles>
    <meta:generator>LibreOffice/6.0.4.2$Linux_X86_64 LibreOffice_project/00m0$Build-2</meta:generator>
    <meta:document-statistic meta:table-count="0" meta:image-count="0" meta:object-count="0" meta:page-count="3" meta:paragraph-count="102" meta:word-count="381" meta:character-count="2296" meta:non-whitespace-character-count="1691"/>
  </office:meta>
</office:document-meta>
</file>